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Query10ExpressionRuntime.evaluateAsDate( OExpression cexp , EvaluationContext 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XQuery10ExpressionRuntime.evaluateAsDuration( OExpression cexp , Evalu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Query10ExpressionRuntime.getResultValue( QName type , XQResultSequence resul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Query10ExpressionRuntime.evaluate( OExpression cexp , EvaluationContext ctx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XQuery10ExpressionRuntime.evaluateNode( OExpression cexp , EvaluationContext ct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Query10ExpressionRuntime.evaluate( OExpression cexp , EvaluationContext ctx , QName type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9">
            <text:p text:style-name="Table_20_Contents">79</text:p>
          </table:table-cell>
        </table:table-row>
        <table:table-row>
          <table:table-cell office:value-type="string">
            <text:p text:style-name="Table_20_Contents">XQuery10ExpressionRuntime.initialize( Map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Query10ExpressionRuntime.XQuery10ExpressionRu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Query10ExpressionRuntime.evaluateAsNumber( OExpression cexp , Evaluation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Query10ExpressionRuntime.evaluateAsBoolean( OExpression cexp , Evaluation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Query10ExpressionRuntime.evaluateAsString( OExpression cexp , Evaluation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Query10ExpressionRuntime.getItemType( XQConnection xqconn ,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Query10ExpressionRuntime.getItemValue( XQItem item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0">
            <text:p text:style-name="Table_20_Contents">0</text:p>
          </table:table-cell>
          <table:table-cell office:value-type="float" office:value="39">
            <text:p text:style-name="Table_20_Contents">3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